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script&gt;</text:p>
      <text:p text:style-name="Standard"><text:s text:c="2"/>(function(i,s,o,g,r,a,m){i['GoogleAnalyticsObject']=r;i[r]=i[r]||function(){</text:p>
      <text:p text:style-name="Standard"><text:s text:c="2"/>(i[r].q=i[r].q||[]).push(arguments)},i[r].l=1*new Date();a=s.createElement(o),</text:p>
      <text:p text:style-name="Standard"><text:s text:c="2"/>m=s.getElementsByTagName(o)[0];a.async=1;a.src=g;m.parentNode.insertBefore(a,m)</text:p>
      <text:p text:style-name="Standard"><text:s text:c="2"/>})(window,document,'script','https://www.google-analytics.com/analytics.js','ga');</text:p>
      <text:p text:style-name="Standard"/>
      <text:p text:style-name="Standard"><text:s text:c="2"/>ga('create', 'UA-22233423-1', 'auto');</text:p>
      <text:p text:style-name="Standard"><text:s text:c="2"/>ga('send', 'pageview');</text:p>
      <text:p text:style-name="Standard"/>
      <text:p text:style-name="Standard"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3T15:50:24</meta:creation-date>
    <meta:document-statistic meta:table-count="0" meta:image-count="0" meta:object-count="0" meta:page-count="1" meta:paragraph-count="8" meta:word-count="12" meta:character-count="405"/>
    <dc:date>2017-09-13T15:50:32</dc:date>
    <meta:editing-duration>PT8S</meta:editing-duration>
    <meta:editing-cycles>1</meta:editing-cycles>
    <meta:generator>OpenOffice/4.1.3$Unix OpenOffice.org_project/413m1$Build-9783</meta:generator>
  </office:meta>
</office:document-meta>
</file>